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Century Gothic" fo:language="ca" fo:country="ES"/>
    </style:style>
    <style:style style:name="P3" style:family="paragraph" style:parent-style-name="Standard">
      <style:paragraph-properties style:writing-mode="lr-tb"/>
      <style:text-properties officeooo:rsid="0003d12b" officeooo:paragraph-rsid="0003d12b"/>
    </style:style>
    <style:style style:name="P4" style:family="paragraph" style:parent-style-name="Text_20_body">
      <style:paragraph-properties style:writing-mode="lr-tb"/>
    </style:style>
    <style:style style:name="T1" style:family="text">
      <style:text-properties style:font-name="Century Gothic" fo:language="ca" fo:country="ES"/>
    </style:style>
    <style:style style:name="T2" style:family="text">
      <style:text-properties style:font-name="Century Gothic" fo:language="ca" fo:country="ES" officeooo:rsid="0003d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/>
      <text:p text:style-name="P1" loext:marker-style-name="T1"><text:span text:style-name="T1">Benvolgut/da,</text:span><text:span text:style-name="T1"/></text:p>
      <text:p text:style-name="P2" loext:marker-style-name="T1"/>
      <text:p text:style-name="P4" loext:marker-style-name="T1"><text:span text:style-name="T1">Ens adrecem a vostè per recordar-li que, per poder tramitar adequadament el Model 061 de la seva empresa, és imprescindible que es presenti a aquestes oficines el proper 12/12/2024, entre les 14h i les 18h, per procedir a la signatura d’un document fonamental per completar la gestió.</text:span></text:p>
      <text:p text:style-name="Text_20_body">La seva signatura és un pas obligatori per continuar amb el procés i finalitzar la documentació necessària. En cas de no presentar-se en la data i hora indicades, l'expedient serà arxivat.</text:p>
      <text:p text:style-name="Text_20_body">Agraïm la seva col·laboració i quedem a la seva disposició per resoldre qualsevol dubte o aclariment que pugui sorgir.</text:p>
      <text:p text:style-name="P2" loext:marker-style-name="T1"/>
      <text:p text:style-name="P1" loext:marker-style-name="T1"><text:span text:style-name="T1">Atentament, <text:s/></text:span></text:p>
      <text:p text:style-name="P3" loext:marker-style-name="T1"><text:span text:style-name="T1">Administrador de l’empresa</text:span></text:p>
      <text:p text:style-name="P1" loext:marker-style-name="T1"><text:span text:style-name="T1">Maó, </text:span><text:span text:style-name="T2">12</text:span><text:span text:style-name="T1"> de </text:span><text:span text:style-name="T2">decembre</text:span><text:span text:style-name="T1"> de</text:span><text:span text:style-name="T2">l</text:span><text:span text:style-name="T1"> 2024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entury Gothic" fo:font-family="'Century Gothic'" style:font-family-generic="swiss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name-complex="Noto Sans" style:font-family-complex="'Noto San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</meta:creation-date>
    <dc:language>en-US</dc:language>
    <dc:date>2024-12-12T15:11:36.007286667</dc:date>
    <meta:editing-cycles>10</meta:editing-cycles>
    <meta:editing-duration>PT1H22M32S</meta:editing-duration>
    <meta:generator>LibreOffice/24.2.7.2$Linux_X86_64 LibreOffice_project/420$Build-2</meta:generator>
    <meta:document-statistic meta:table-count="0" meta:image-count="0" meta:object-count="0" meta:page-count="1" meta:paragraph-count="7" meta:word-count="108" meta:character-count="672" meta:non-whitespace-character-count="567"/>
    <meta:user-defined meta:name="AppVersion">15.0000</meta:user-defined>
  </office:meta>
</office:document-meta>
</file>